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80.26493073" calcext:value-type="float">
            <text:p>80,26493073</text:p>
          </table:table-cell>
          <table:table-cell office:value-type="float" office:value="5.352039523E-027" calcext:value-type="float">
            <text:p>5,35E-027</text:p>
          </table:table-cell>
          <table:table-cell office:value-type="float" office:value="4.476534367" calcext:value-type="float">
            <text:p>4,476534367</text:p>
          </table:table-cell>
          <table:table-cell table:style-name="ce2" table:formula="of:=([.E3]-[.E2])/[.E2]" office:value-type="float" office:value="0.00117639638225591" calcext:value-type="float">
            <text:p>0,00117639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441" calcext:value-type="float">
            <text:p>142441</text:p>
          </table:table-cell>
          <table:table-cell office:value-type="float" office:value="85.78430939" calcext:value-type="float">
            <text:p>85,78430939</text:p>
          </table:table-cell>
          <table:table-cell office:value-type="float" office:value="1.222579408E-020" calcext:value-type="float">
            <text:p>1,22E-020</text:p>
          </table:table-cell>
          <table:table-cell office:value-type="float" office:value="3.066656113" calcext:value-type="float">
            <text:p>3,06665611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441" calcext:value-type="float">
            <text:p>142441</text:p>
          </table:table-cell>
          <table:table-cell office:value-type="float" office:value="106.8149872" calcext:value-type="float">
            <text:p>106,8149872</text:p>
          </table:table-cell>
          <table:table-cell office:value-type="float" office:value="1.220865351E-020" calcext:value-type="float">
            <text:p>1,22E-020</text:p>
          </table:table-cell>
          <table:table-cell office:value-type="float" office:value="3.067917109" calcext:value-type="float">
            <text:p>3,067917109</text:p>
          </table:table-cell>
          <table:table-cell table:formula="of:=([.E5]-[.E4])/[.E4]" office:value-type="float" office:value="0.000411195762920572" calcext:value-type="float">
            <text:p>0,00041119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520" calcext:value-type="float">
            <text:p>142520</text:p>
          </table:table-cell>
          <table:table-cell office:value-type="float" office:value="101.4723434" calcext:value-type="float">
            <text:p>101,4723434</text:p>
          </table:table-cell>
          <table:table-cell office:value-type="float" office:value="1.626528417E-017" calcext:value-type="float">
            <text:p>1,63E-017</text:p>
          </table:table-cell>
          <table:table-cell office:value-type="float" office:value="2.459082365" calcext:value-type="float">
            <text:p>2,45908236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520" calcext:value-type="float">
            <text:p>142520</text:p>
          </table:table-cell>
          <table:table-cell office:value-type="float" office:value="109.1506271" calcext:value-type="float">
            <text:p>109,1506271</text:p>
          </table:table-cell>
          <table:table-cell office:value-type="float" office:value="1.62576311E-017" calcext:value-type="float">
            <text:p>1,63E-017</text:p>
          </table:table-cell>
          <table:table-cell office:value-type="float" office:value="2.459671021" calcext:value-type="float">
            <text:p>2,459671021</text:p>
          </table:table-cell>
          <table:table-cell table:style-name="ce3" table:formula="of:=([.E7]-[.E6])/[.E6]" office:value-type="float" office:value="0.000239380351133595" calcext:value-type="float">
            <text:p>0,00023938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556" calcext:value-type="float">
            <text:p>142556</text:p>
          </table:table-cell>
          <table:table-cell office:value-type="float" office:value="109.2229614" calcext:value-type="float">
            <text:p>109,2229614</text:p>
          </table:table-cell>
          <table:table-cell office:value-type="float" office:value="1.866833511E-015" calcext:value-type="float">
            <text:p>1,87E-015</text:p>
          </table:table-cell>
          <table:table-cell office:value-type="float" office:value="2.093685865" calcext:value-type="float">
            <text:p>2,09368586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556" calcext:value-type="float">
            <text:p>142556</text:p>
          </table:table-cell>
          <table:table-cell office:value-type="float" office:value="108.1626434" calcext:value-type="float">
            <text:p>108,1626434</text:p>
          </table:table-cell>
          <table:table-cell office:value-type="float" office:value="1.858309183E-015" calcext:value-type="float">
            <text:p>1,86E-015</text:p>
          </table:table-cell>
          <table:table-cell office:value-type="float" office:value="2.094685316" calcext:value-type="float">
            <text:p>2,094685316</text:p>
          </table:table-cell>
          <table:table-cell table:style-name="ce3" table:formula="of:=([.E9]-[.E8])/[.E8]" office:value-type="float" office:value="0.000477364353797272" calcext:value-type="float">
            <text:p>0,00047736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705" calcext:value-type="float">
            <text:p>142705</text:p>
          </table:table-cell>
          <table:table-cell office:value-type="float" office:value="108.1833572" calcext:value-type="float">
            <text:p>108,1833572</text:p>
          </table:table-cell>
          <table:table-cell office:value-type="float" office:value="0.0000000000000968887107" calcext:value-type="float">
            <text:p>9,69E-014</text:p>
          </table:table-cell>
          <table:table-cell office:value-type="float" office:value="1.842815757" calcext:value-type="float">
            <text:p>1,84281575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705" calcext:value-type="float">
            <text:p>142705</text:p>
          </table:table-cell>
          <table:table-cell office:value-type="float" office:value="107.6927185" calcext:value-type="float">
            <text:p>107,6927185</text:p>
          </table:table-cell>
          <table:table-cell office:value-type="float" office:value="0.00000000000009690084022" calcext:value-type="float">
            <text:p>9,69E-014</text:p>
          </table:table-cell>
          <table:table-cell office:value-type="float" office:value="1.843055606" calcext:value-type="float">
            <text:p>1,843055606</text:p>
          </table:table-cell>
          <table:table-cell table:style-name="ce3" table:formula="of:=([.E11]-[.E10])/[.E10]" office:value-type="float" office:value="0.000130153543070763" calcext:value-type="float">
            <text:p>0,00013015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733" calcext:value-type="float">
            <text:p>142733</text:p>
          </table:table-cell>
          <table:table-cell office:value-type="float" office:value="107.7142639" calcext:value-type="float">
            <text:p>107,7142639</text:p>
          </table:table-cell>
          <table:table-cell office:value-type="float" office:value="0.000000000001457307257" calcext:value-type="float">
            <text:p>1,46E-012</text:p>
          </table:table-cell>
          <table:table-cell office:value-type="float" office:value="1.653922915" calcext:value-type="float">
            <text:p>1,65392291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733" calcext:value-type="float">
            <text:p>142733</text:p>
          </table:table-cell>
          <table:table-cell office:value-type="float" office:value="106.9200592" calcext:value-type="float">
            <text:p>106,9200592</text:p>
          </table:table-cell>
          <table:table-cell office:value-type="float" office:value="0.000000000001449481811" calcext:value-type="float">
            <text:p>1,45E-012</text:p>
          </table:table-cell>
          <table:table-cell office:value-type="float" office:value="1.654488325" calcext:value-type="float">
            <text:p>1,654488325</text:p>
          </table:table-cell>
          <table:table-cell table:formula="of:=([.E13]-[.E12])/[.E12]" office:value-type="float" office:value="0.000341859946961373" calcext:value-type="float">
            <text:p>0,000341859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837" calcext:value-type="float">
            <text:p>142837</text:p>
          </table:table-cell>
          <table:table-cell office:value-type="float" office:value="106.9240494" calcext:value-type="float">
            <text:p>106,9240494</text:p>
          </table:table-cell>
          <table:table-cell office:value-type="float" office:value="0.00000000005798094296" calcext:value-type="float">
            <text:p>5,80E-011</text:p>
          </table:table-cell>
          <table:table-cell office:value-type="float" office:value="1.50597012" calcext:value-type="float">
            <text:p>1,5059701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837" calcext:value-type="float">
            <text:p>142837</text:p>
          </table:table-cell>
          <table:table-cell office:value-type="float" office:value="107.0095367" calcext:value-type="float">
            <text:p>107,0095367</text:p>
          </table:table-cell>
          <table:table-cell office:value-type="float" office:value="0.00000000005795958852" calcext:value-type="float">
            <text:p>5,80E-011</text:p>
          </table:table-cell>
          <table:table-cell office:value-type="float" office:value="1.506691694" calcext:value-type="float">
            <text:p>1,506691694</text:p>
          </table:table-cell>
          <table:table-cell table:formula="of:=([.E15]-[.E14])/[.E14]" office:value-type="float" office:value="0.000479142308613779" calcext:value-type="float">
            <text:p>0,00047914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979" calcext:value-type="float">
            <text:p>142979</text:p>
          </table:table-cell>
          <table:table-cell office:value-type="float" office:value="106.9185181" calcext:value-type="float">
            <text:p>106,9185181</text:p>
          </table:table-cell>
          <table:table-cell office:value-type="float" office:value="0.00000000009069855283" calcext:value-type="float">
            <text:p>9,07E-011</text:p>
          </table:table-cell>
          <table:table-cell office:value-type="float" office:value="1.385441661" calcext:value-type="float">
            <text:p>1,38544166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979" calcext:value-type="float">
            <text:p>142979</text:p>
          </table:table-cell>
          <table:table-cell office:value-type="float" office:value="107.0384445" calcext:value-type="float">
            <text:p>107,0384445</text:p>
          </table:table-cell>
          <table:table-cell office:value-type="float" office:value="0.00000000009178522525" calcext:value-type="float">
            <text:p>9,18E-011</text:p>
          </table:table-cell>
          <table:table-cell office:value-type="float" office:value="1.385684133" calcext:value-type="float">
            <text:p>1,385684133</text:p>
          </table:table-cell>
          <table:table-cell table:formula="of:=([.E17]-[.E16])/[.E16]" office:value-type="float" office:value="0.000175014226023083" calcext:value-type="float">
            <text:p>0,000175014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028" calcext:value-type="float">
            <text:p>143028</text:p>
          </table:table-cell>
          <table:table-cell office:value-type="float" office:value="106.7678909" calcext:value-type="float">
            <text:p>106,7678909</text:p>
          </table:table-cell>
          <table:table-cell office:value-type="float" office:value="0.000000005005086567" calcext:value-type="float">
            <text:p>5,01E-009</text:p>
          </table:table-cell>
          <table:table-cell office:value-type="float" office:value="1.283685684" calcext:value-type="float">
            <text:p>1,28368568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028" calcext:value-type="float">
            <text:p>143028</text:p>
          </table:table-cell>
          <table:table-cell office:value-type="float" office:value="107.5167389" calcext:value-type="float">
            <text:p>107,5167389</text:p>
          </table:table-cell>
          <table:table-cell office:value-type="float" office:value="0.000000004997937175" calcext:value-type="float">
            <text:p>5,00E-009</text:p>
          </table:table-cell>
          <table:table-cell office:value-type="float" office:value="1.28445375" calcext:value-type="float">
            <text:p>1,28445375</text:p>
          </table:table-cell>
          <table:table-cell table:style-name="ce3" table:formula="of:=([.E19]-[.E18])/[.E18]" office:value-type="float" office:value="0.00059832871050388" calcext:value-type="float">
            <text:p>0,00059832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17" calcext:value-type="float">
            <text:p>143217</text:p>
          </table:table-cell>
          <table:table-cell office:value-type="float" office:value="107.4973068" calcext:value-type="float">
            <text:p>107,4973068</text:p>
          </table:table-cell>
          <table:table-cell office:value-type="float" office:value="0.00000003007934168" calcext:value-type="float">
            <text:p>3,01E-008</text:p>
          </table:table-cell>
          <table:table-cell office:value-type="float" office:value="1.197965384" calcext:value-type="float">
            <text:p>1,19796538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17" calcext:value-type="float">
            <text:p>143217</text:p>
          </table:table-cell>
          <table:table-cell office:value-type="float" office:value="107.9912872" calcext:value-type="float">
            <text:p>107,9912872</text:p>
          </table:table-cell>
          <table:table-cell office:value-type="float" office:value="0.00000003004426219" calcext:value-type="float">
            <text:p>3,00E-008</text:p>
          </table:table-cell>
          <table:table-cell office:value-type="float" office:value="1.19896853" calcext:value-type="float">
            <text:p>1,19896853</text:p>
          </table:table-cell>
          <table:table-cell table:style-name="ce3" table:formula="of:=([.E21]-[.E20])/[.E20]" office:value-type="float" office:value="0.000837374780104627" calcext:value-type="float">
            <text:p>0,000837374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3316" calcext:value-type="float">
            <text:p>143316</text:p>
          </table:table-cell>
          <table:table-cell office:value-type="float" office:value="107.9928894" calcext:value-type="float">
            <text:p>107,9928894</text:p>
          </table:table-cell>
          <table:table-cell office:value-type="float" office:value="0.00000003632382217" calcext:value-type="float">
            <text:p>3,63E-008</text:p>
          </table:table-cell>
          <table:table-cell office:value-type="float" office:value="1.122100592" calcext:value-type="float">
            <text:p>1,12210059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86621036538486" calcext:value-type="float">
            <text:p>0,000486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4:07.283620780</dc:date>
    <meta:document-statistic meta:table-count="1" meta:cell-count="121" meta:object-count="0"/>
    <meta:generator>LibreOffice/4.1.4.2$Linux_X86_64 LibreOffice_project/410m0$Build-2</meta:generator>
  </office:meta>
</office:document-meta>
</file>